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14mm"/>
    </style:style>
    <style:style style:name="co2" style:family="table-column">
      <style:table-column-properties fo:break-before="auto" style:column-width="44.93mm"/>
    </style:style>
    <style:style style:name="co3" style:family="table-column">
      <style:table-column-properties fo:break-before="auto" style:column-width="50.64mm"/>
    </style:style>
    <style:style style:name="co4" style:family="table-column">
      <style:table-column-properties fo:break-before="auto" style:column-width="63.71mm"/>
    </style:style>
    <style:style style:name="co5" style:family="table-column">
      <style:table-column-properties fo:break-before="auto" style:column-width="36.76mm"/>
    </style:style>
    <style:style style:name="co6" style:family="table-column">
      <style:table-column-properties fo:break-before="auto" style:column-width="34.31mm"/>
    </style:style>
    <style:style style:name="co7" style:family="table-column">
      <style:table-column-properties fo:break-before="auto" style:column-width="41.66mm"/>
    </style:style>
    <style:style style:name="co8" style:family="table-column">
      <style:table-column-properties fo:break-before="auto" style:column-width="43.29mm"/>
    </style:style>
    <style:style style:name="co9" style:family="table-column">
      <style:table-column-properties fo:break-before="auto" style:column-width="46.02mm"/>
    </style:style>
    <style:style style:name="co10" style:family="table-column">
      <style:table-column-properties fo:break-before="auto" style:column-width="39.21mm"/>
    </style:style>
    <style:style style:name="co11" style:family="table-column">
      <style:table-column-properties fo:break-before="auto" style:column-width="30.5mm"/>
    </style:style>
    <style:style style:name="co12" style:family="table-column">
      <style:table-column-properties fo:break-before="auto" style:column-width="31.86mm"/>
    </style:style>
    <style:style style:name="co13" style:family="table-column">
      <style:table-column-properties fo:break-before="auto" style:column-width="26.41mm"/>
    </style:style>
    <style:style style:name="co14" style:family="table-column">
      <style:table-column-properties fo:break-before="auto" style:column-width="22.58mm"/>
    </style:style>
    <style:style style:name="co15" style:family="table-column">
      <style:table-column-properties fo:break-before="auto" style:column-width="363.01mm"/>
    </style:style>
    <style:style style:name="ro1" style:family="table-row">
      <style:table-row-properties style:row-height="4.52mm" fo:break-before="auto" style:use-optimal-row-height="true"/>
    </style:style>
    <style:style style:name="ro2" style:family="table-row">
      <style:table-row-properties style:row-height="6.54mm" fo:break-before="auto" style:use-optimal-row-height="true"/>
    </style:style>
    <style:style style:name="ro3" style:family="table-row">
      <style:table-row-properties style:row-height="14.27mm" fo:break-before="auto" style:use-optimal-row-height="true"/>
    </style:style>
    <style:style style:name="ro4" style:family="table-row">
      <style:table-row-properties style:row-height="10.57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10.83mm" fo:break-before="auto" style:use-optimal-row-height="false"/>
    </style:style>
    <style:style style:name="ro7" style:family="table-row">
      <style:table-row-properties style:row-height="8.98mm" fo:break-before="auto" style:use-optimal-row-height="true"/>
    </style:style>
    <style:style style:name="ro8" style:family="table-row">
      <style:table-row-properties style:row-height="179.11mm" fo:break-before="auto" style:use-optimal-row-height="true"/>
    </style:style>
    <style:style style:name="ro9" style:family="table-row">
      <style:table-row-properties style:row-height="14.53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79.89mm" fo:break-before="auto" style:use-optimal-row-height="true"/>
    </style:style>
    <style:style style:name="ro12" style:family="table-row">
      <style:table-row-properties style:row-height="24.32mm" fo:break-before="auto" style:use-optimal-row-height="true"/>
    </style:style>
    <style:style style:name="ro13" style:family="table-row">
      <style:table-row-properties style:row-height="325.6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d6dd"/>
      <style:text-properties fo:font-size="15pt" fo:font-weight="bold" style:font-size-asian="15pt" style:font-weight-asian="bold" style:font-size-complex="15pt"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3" style:family="table-cell" style:parent-style-name="Default">
      <style:table-cell-properties fo:background-color="#dddddd"/>
    </style:style>
    <style:style style:name="ce4" style:family="table-cell" style:parent-style-name="Default">
      <style:text-properties fo:font-size="11pt" fo:font-weight="bold" style:font-size-asian="11pt" style:font-weight-asian="bold" style:font-size-complex="11pt" style:font-weight-complex="bold"/>
    </style:style>
    <style:style style:name="ce5" style:family="table-cell" style:parent-style-name="Default">
      <style:table-cell-properties fo:background-color="#b2d6dd"/>
      <style:text-properties fo:font-size="12pt" fo:font-weight="bold" style:font-size-asian="12pt" style:font-weight-asian="bold" style:font-size-complex="12pt" style:font-weight-complex="bold"/>
    </style:style>
    <style:style style:name="ce6" style:family="table-cell" style:parent-style-name="Default">
      <style:table-cell-properties fo:wrap-option="wrap"/>
    </style:style>
    <style:style style:name="ce7" style:family="table-cell" style:parent-style-name="Default">
      <style:table-cell-properties fo:wrap-option="wrap" style:vertical-align="top"/>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0" style:family="table-cell" style:parent-style-name="Default">
      <style:table-cell-properties fo:wrap-option="wrap"/>
      <style:text-properties style:font-name="Liberation Sans" style:font-name-asian="Noto Sans CJK SC Regular" style:font-name-complex="FreeSans"/>
    </style:style>
    <style:style style:name="ce11" style:family="table-cell" style:parent-style-name="Default">
      <style:table-cell-properties fo:wrap-option="wrap" style:vertical-align="top"/>
      <style:text-properties fo:font-weight="bold" style:font-weight-asian="bold" style:font-weight-complex="bold"/>
    </style:style>
    <style:style style:name="ce12" style:family="table-cell" style:parent-style-name="Default">
      <style:text-properties style:font-name="Liberation Sans" style:font-name-asian="Noto Sans CJK SC Regular" style:font-name-complex="FreeSans"/>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ce14" style:family="table-cell" style:parent-style-name="Default">
      <style:table-cell-properties style:vertical-align="top"/>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6" style:family="table-cell" style:parent-style-name="Default">
      <style:table-cell-properties fo:background-color="#b2d6dd"/>
    </style:style>
    <style:style style:name="T1" style:family="text">
      <style:text-properties fo:color="#ff0000" fo:font-size="10pt" style:font-size-asian="10pt" style:font-size-complex="10pt"/>
    </style:style>
    <style:style style:name="T2" style:family="text">
      <style:text-properties fo:color="#cc0000" fo:font-weight="bold" style:font-weight-asian="bold" style:font-weight-complex="bold"/>
    </style:style>
    <style:style style:name="T3" style:family="text">
      <style:text-properties fo:color="#ff0000" fo:font-weight="bold" style:font-weight-asian="bold" style:font-weight-complex="bold"/>
    </style:style>
    <style:style style:name="T4" style:family="text">
      <style:text-properties fo:color="#ff9900"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cc0000" fo:font-size="10.5pt" style:font-size-asian="10.5pt" style:font-size-complex="10.5pt"/>
    </style:style>
    <style:style style:name="T7" style:family="text">
      <style:text-properties fo:color="#009900" style:font-name="Liberation Sans" fo:font-weight="normal" style:font-name-asian="Noto Sans CJK SC Regular" style:font-name-complex="FreeSans" style:font-weight-asian="normal" style:font-weight-complex="normal"/>
    </style:style>
    <style:style style:name="T8" style:family="text">
      <style:text-properties fo:color="#000000" style:font-name="Liberation Sans" fo:font-weight="normal" style:font-name-asian="Noto Sans CJK SC Regular" style:font-name-complex="FreeSans" style:font-weight-asian="normal" style:font-weight-complex="normal"/>
    </style:style>
    <style:style style:name="T9" style:family="text">
      <style:text-properties style:font-name="Liberation Sans" style:font-name-asian="Noto Sans CJK SC Regular" style:font-name-complex="FreeSans" fo:color="#cc0000" fo:font-weight="bold" style:font-weight-asian="bold" style:font-weight-complex="bold"/>
    </style:style>
    <style:style style:name="T10" style:family="text">
      <style:text-properties style:font-name="Liberation Sans" style:font-name-asian="Noto Sans CJK SC Regular" style:font-name-complex="FreeSans" fo:color="#000000"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00" fo:font-weight="normal" style:font-weight-asian="normal" style:font-weight-complex="normal"/>
    </style:style>
    <style:style style:name="T14" style:family="text">
      <style:text-properties fo:color="#ff3333" fo:font-weight="bold" style:font-weight-asian="bold" style:font-weight-complex="bold"/>
    </style:style>
    <style:style style:name="T15" style:family="text">
      <style:text-properties fo:color="#cc0000" style:font-name="Liberation Sans" fo:font-weight="bold" style:font-name-asian="Noto Sans CJK SC Regular" style:font-name-complex="FreeSans" style:font-weight-asian="bold" style:font-weight-complex="bold"/>
    </style:style>
    <style:style style:name="T16" style:family="text">
      <style:text-properties fo:color="#ff9900" style:font-name="Liberation Sans" fo:font-weight="bold" style:font-name-asian="Noto Sans CJK SC Regular" style:font-name-complex="FreeSans" style:font-weight-asian="bold" style:font-weight-complex="bold"/>
    </style:style>
    <style:style style:name="T17" style:family="text">
      <style:text-properties fo:color="#000000" style:font-name="Liberation Sans" fo:font-weight="normal" style:font-name-asian="Noto Sans CJK SC Regular" style:font-name-complex="FreeSans" style:font-weight-asian="normal" style:font-weight-complex="normal" fo:font-size="10pt" style:font-size-asian="10pt" style:font-size-complex="10pt"/>
    </style:style>
    <style:style style:name="T18" style:family="text">
      <style:text-properties style:font-name="Liberation Sans" fo:font-weight="normal" style:font-name-asian="Noto Sans CJK SC Regular" style:font-name-complex="FreeSans" style:font-weight-asian="normal" style:font-weight-complex="normal" fo:font-size="10pt" style:font-size-asian="10pt" style:font-size-complex="10pt" fo:color="#cc0000"/>
    </style:style>
    <style:style style:name="T19" style:family="text">
      <style:text-properties style:font-name="Liberation Sans" fo:font-weight="normal" style:font-name-asian="Noto Sans CJK SC Regular" style:font-name-complex="FreeSans" style:font-weight-asian="normal" style:font-weight-complex="normal" fo:font-size="10pt" style:font-size-asian="10pt" style:font-size-complex="10pt" fo:color="#000000"/>
    </style:style>
  </office:automatic-styles>
  <office:body>
    <office:spreadsheet>
      <table:calculation-settings table:automatic-find-labels="false"/>
      <table:table table:name="Vendors FIEL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19" table:default-cell-style-name="Default"/>
        <table:table-row table:style-name="ro1" table:number-rows-repeated="4">
          <table:table-cell table:number-columns-repeated="32"/>
        </table:table-row>
        <table:table-row table:style-name="ro2">
          <table:table-cell table:style-name="ce1" office:value-type="string" calcext:value-type="string" table:number-columns-spanned="2" table:number-rows-spanned="1">
            <text:p>Proofpoint (CVS file with field):</text:p>
          </table:table-cell>
          <table:covered-table-cell/>
          <table:table-cell table:number-columns-repeated="30"/>
        </table:table-row>
        <table:table-row table:style-name="ro3">
          <table:table-cell table:style-name="ce2" office:value-type="string" calcext:value-type="string">
            <text:p>DATACENTRE</text:p>
          </table:table-cell>
          <table:table-cell table:style-name="ce2" office:value-type="string" calcext:value-type="string">
            <text:p>PARENT'S PARENT'S PARENT EID</text:p>
          </table:table-cell>
          <table:table-cell table:style-name="ce2" office:value-type="string" calcext:value-type="string">
            <text:p>PARENT'S PARENT'S PARENT NAME</text:p>
          </table:table-cell>
          <table:table-cell table:style-name="ce2" office:value-type="string" calcext:value-type="string">
            <text:p>PARENT'S PARENT EID</text:p>
          </table:table-cell>
          <table:table-cell table:style-name="ce2" office:value-type="string" calcext:value-type="string">
            <text:p>PARENT'S PARENT NAME</text:p>
          </table:table-cell>
          <table:table-cell table:style-name="ce2" office:value-type="string" calcext:value-type="string">
            <text:p>PARENT EID</text:p>
          </table:table-cell>
          <table:table-cell table:style-name="ce2" office:value-type="string" calcext:value-type="string">
            <text:p>PARENT NAME</text:p>
          </table:table-cell>
          <table:table-cell table:style-name="ce2" office:value-type="string" calcext:value-type="string">
            <text:p>EID</text:p>
          </table:table-cell>
          <table:table-cell table:style-name="ce2" office:value-type="string" calcext:value-type="string">
            <text:p>CUSTOMER</text:p>
          </table:table-cell>
          <table:table-cell table:style-name="ce2" office:value-type="string" calcext:value-type="string">
            <text:p>PRIMARY DOMAIN</text:p>
          </table:table-cell>
          <table:table-cell table:style-name="ce2" office:value-type="string" calcext:value-type="string">
            <text:p>COUNTRY</text:p>
          </table:table-cell>
          <table:table-cell table:style-name="ce2" office:value-type="string" calcext:value-type="string">
            <text:p>CUSTOMER TYPE</text:p>
          </table:table-cell>
          <table:table-cell table:style-name="ce2" office:value-type="string" calcext:value-type="string">
            <text:p>ACTIVE</text:p>
          </table:table-cell>
          <table:table-cell table:style-name="ce2" office:value-type="string" calcext:value-type="string">
            <text:p>TEST</text:p>
          </table:table-cell>
          <table:table-cell table:style-name="ce2" office:value-type="string" calcext:value-type="string">
            <text:p>BILLABLE</text:p>
          </table:table-cell>
          <table:table-cell table:style-name="ce2" office:value-type="string" calcext:value-type="string">
            <text:p>ACTIVE USERS</text:p>
          </table:table-cell>
          <table:table-cell table:style-name="ce2" office:value-type="string" calcext:value-type="string">
            <text:p>LICENSED USERS</text:p>
          </table:table-cell>
          <table:table-cell table:style-name="ce2" office:value-type="string" calcext:value-type="string">
            <text:p>BILLED USERS</text:p>
          </table:table-cell>
          <table:table-cell table:style-name="ce2" office:value-type="string" calcext:value-type="string">
            <text:p>PACKAGE</text:p>
          </table:table-cell>
          <table:table-cell table:style-name="ce2" office:value-type="string" calcext:value-type="string">
            <text:p>START</text:p>
          </table:table-cell>
          <table:table-cell table:style-name="ce2" office:value-type="string" calcext:value-type="string">
            <text:p>ACTIVATION DATE</text:p>
          </table:table-cell>
          <table:table-cell table:style-name="ce2" office:value-type="string" calcext:value-type="string">
            <text:p>RENEWAL</text:p>
          </table:table-cell>
          <table:table-cell table:style-name="ce2" office:value-type="string" calcext:value-type="string">
            <text:p>DATE DEACTIVATED</text:p>
          </table:table-cell>
          <table:table-cell table:style-name="ce2" office:value-type="string" calcext:value-type="string">
            <text:p>MONTHLY BILLING</text:p>
          </table:table-cell>
          <table:table-cell table:style-name="ce2" office:value-type="string" calcext:value-type="string">
            <text:p>CURRENCY</text:p>
          </table:table-cell>
          <table:table-cell table:style-name="ce2" office:value-type="string" calcext:value-type="string">
            <text:p>UNIT VALUE</text:p>
          </table:table-cell>
          <table:table-cell table:style-name="ce2" office:value-type="string" calcext:value-type="string">
            <text:p>MONTHLY TOTAL</text:p>
          </table:table-cell>
          <table:table-cell table:style-name="ce2" office:value-type="string" calcext:value-type="string">
            <text:p>NFR ALLOCATION</text:p>
          </table:table-cell>
          <table:table-cell table:style-name="ce2" office:value-type="string" calcext:value-type="string">
            <text:p>CUSTOMER ADDRESS</text:p>
          </table:table-cell>
          <table:table-cell table:style-name="ce15" office:value-type="string" calcext:value-type="string">
            <text:p>POST CODE / ZIP</text:p>
          </table:table-cell>
          <table:table-cell table:style-name="ce15" office:value-type="string" calcext:value-type="string">
            <text:p>NON BILLABLE USERS</text:p>
          </table:table-cell>
          <table:table-cell table:style-name="ce15" office:value-type="string" calcext:value-type="string">
            <text:p>STATE / PROVINCE</text:p>
          </table:table-cell>
        </table:table-row>
        <table:table-row table:style-name="ro1">
          <table:table-cell table:style-name="ce2" table:number-columns-repeated="29"/>
          <table:table-cell table:style-name="ce15" table:number-columns-repeated="3"/>
        </table:table-row>
        <table:table-row table:style-name="ro4">
          <table:table-cell table:style-name="ce3" table:number-columns-repeated="8"/>
          <table:table-cell table:number-columns-repeated="24"/>
        </table:table-row>
        <table:table-row table:style-name="ro2">
          <table:table-cell table:style-name="ce1" office:value-type="string" calcext:value-type="string" table:number-columns-spanned="2" table:number-rows-spanned="1">
            <text:p>Reflexion (CVS file with field):</text:p>
          </table:table-cell>
          <table:covered-table-cell/>
          <table:table-cell table:number-columns-repeated="30"/>
        </table:table-row>
        <table:table-row table:style-name="ro5">
          <table:table-cell table:style-name="ce4" office:value-type="string" calcext:value-type="string">
            <text:p>Acct ID</text:p>
          </table:table-cell>
          <table:table-cell table:style-name="ce4" office:value-type="string" calcext:value-type="string">
            <text:p>Acct Name</text:p>
          </table:table-cell>
          <table:table-cell table:style-name="ce4" office:value-type="string" calcext:value-type="string">
            <text:p>Invoice Number</text:p>
          </table:table-cell>
          <table:table-cell table:style-name="ce4" office:value-type="string" calcext:value-type="string">
            <text:p>Item</text:p>
          </table:table-cell>
          <table:table-cell table:style-name="ce4" office:value-type="string" calcext:value-type="string">
            <text:p>Description</text:p>
          </table:table-cell>
          <table:table-cell table:style-name="ce4" office:value-type="string" calcext:value-type="string">
            <text:p># of Users</text:p>
          </table:table-cell>
          <table:table-cell table:style-name="ce4" office:value-type="string" calcext:value-type="string">
            <text:p>Price Per User</text:p>
          </table:table-cell>
          <table:table-cell table:style-name="ce4" office:value-type="string" calcext:value-type="string">
            <text:p>Total</text:p>
          </table:table-cell>
          <table:table-cell table:number-columns-repeated="24"/>
        </table:table-row>
        <table:table-row table:style-name="ro1">
          <table:table-cell table:number-columns-repeated="32"/>
        </table:table-row>
        <table:table-row table:style-name="ro6">
          <table:table-cell table:style-name="ce3" table:number-columns-repeated="8"/>
          <table:table-cell table:number-columns-repeated="24"/>
        </table:table-row>
        <table:table-row table:style-name="ro2">
          <table:table-cell table:style-name="ce1" office:value-type="string" calcext:value-type="string" table:number-columns-spanned="2" table:number-rows-spanned="1">
            <text:p>ZIX (CVS file with field):</text:p>
          </table:table-cell>
          <table:covered-table-cell/>
          <table:table-cell table:number-columns-repeated="30"/>
        </table:table-row>
        <table:table-row table:style-name="ro5">
          <table:table-cell table:style-name="ce4" office:value-type="string" calcext:value-type="string">
            <text:p>senderAddress</text:p>
          </table:table-cell>
          <table:table-cell table:style-name="ce4" office:value-type="string" calcext:value-type="string">
            <text:p>recipientAddress</text:p>
          </table:table-cell>
          <table:table-cell table:style-name="ce4" office:value-type="string" calcext:value-type="string">
            <text:p>sentTimestamp</text:p>
          </table:table-cell>
          <table:table-cell table:style-name="ce4" office:value-type="string" calcext:value-type="string">
            <text:p>subject</text:p>
          </table:table-cell>
          <table:table-cell table:style-name="ce4" office:value-type="string" calcext:value-type="string">
            <text:p>policyTypes</text:p>
          </table:table-cell>
          <table:table-cell table:style-name="ce4" office:value-type="string" calcext:value-type="string">
            <text:p>policyNames</text:p>
          </table:table-cell>
          <table:table-cell table:style-name="ce4" office:value-type="string" calcext:value-type="string">
            <text:p>deliveryMethod</text:p>
          </table:table-cell>
          <table:table-cell table:number-columns-repeated="25"/>
        </table:table-row>
        <table:table-row table:style-name="ro1">
          <table:table-cell table:number-columns-repeated="32"/>
        </table:table-row>
        <table:table-row table:style-name="ro4">
          <table:table-cell table:style-name="ce3" table:number-columns-repeated="8"/>
          <table:table-cell table:number-columns-repeated="24"/>
        </table:table-row>
        <table:table-row table:style-name="ro1">
          <table:table-cell table:number-columns-repeated="32"/>
        </table:table-row>
        <table:table-row table:style-name="ro7">
          <table:table-cell table:style-name="ce5" office:value-type="string" calcext:value-type="string">
            <text:p>Google API</text:p>
            <text:p><text:span text:style-name="T1">Field we use</text:span></text:p>
          </table:table-cell>
          <table:table-cell table:number-columns-repeated="31"/>
        </table:table-row>
        <table:table-row table:style-name="ro8">
          <table:table-cell office:value-type="string" calcext:value-type="string">
            <text:p>{</text:p>
            <text:p>  "kind": "reseller#subscription",</text:p>
            <text:p>  "customerId": string,</text:p>
            <text:p>  "subscriptionId": string,</text:p>
            <text:p>  "<text:span text:style-name="T2">skuId</text:span>": string,</text:p>
            <text:p>  "creationTime": long,</text:p>
            <text:p>  "<text:span text:style-name="T2">billingMethod</text:span>": string,</text:p>
            <text:p>  "plan": {</text:p>
            <text:p>    "planName": string,</text:p>
            <text:p>    "isCommitmentPlan": boolean,</text:p>
            <text:p>    "commitmentInterval": {</text:p>
            <text:p>      "startTime": long,</text:p>
            <text:p>      "endTime": long</text:p>
            <text:p>    }</text:p>
            <text:p>  },</text:p>
            <text:p>  "<text:span text:style-name="T2">seats</text:span>": {</text:p>
            <text:p>    "kind": "subscriptions#seats",</text:p>
            <text:p>    "<text:span text:style-name="T2">licensedNumberOfSeats</text:span>": integer,</text:p>
            <text:p>    "numberOfSeats": integer,</text:p>
            <text:p>    "maximumNumberOfSeats": integer</text:p>
            <text:p>  },</text:p>
            <text:p>  "trialSettings": {</text:p>
            <text:p>    "isInTrial": boolean,</text:p>
            <text:p>    "trialEndTime": long</text:p>
            <text:p>  },</text:p>
            <text:p>  "renewalSettings": {</text:p>
            <text:p>    "kind": "subscriptions#renewalSettings",</text:p>
            <text:p>    "renewalType": string</text:p>
            <text:p>  },</text:p>
            <text:p>  "transferInfo": {</text:p>
            <text:p>    "transferabilityExpirationTime": long,</text:p>
            <text:p>    "minimumTransferableSeats": integer</text:p>
            <text:p>  },</text:p>
            <text:p>  "purchaseOrderId": string,</text:p>
            <text:p>  "<text:span text:style-name="T2">status</text:span>": string,</text:p>
            <text:p>  "suspensionReasons": [</text:p>
            <text:p>    string</text:p>
            <text:p>  ],</text:p>
            <text:p>  "<text:span text:style-name="T2">resourceUiUrl</text:span>": string,</text:p>
            <text:p>  "<text:span text:style-name="T2">customerDomain</text:span>": string,</text:p>
            <text:p>  "dealCode": string,</text:p>
            <text:p>  "skuName": string</text:p>
            <text:p>}</text:p>
            <text:p/>
            <text:p/>
          </table:table-cell>
          <table:table-cell table:style-name="ce7" office:value-type="string" calcext:value-type="string">
            <text:p><text:span text:style-name="T3">BillingMethod (string)</text:span></text:p>
            <text:p/>
            <text:p>Acceptable values are:</text:p>
            <text:p/>
            <text:p>    "OFFLINE": A subscription created and managed offline via ROOF, or manually through Google Order Management.  Offline subscriptions cannot be edited or adjusted through the Reseller Console or Reseller API.</text:p>
            <text:p>    "ONLINE": A subscription created and managed online through the Reseller Console  or Reseller API.</text:p>
            <text:p/>
            <text:p/>
            <text:p><text:span text:style-name="T4">Actually, records which has value “OFFLINE” are discarded.</text:span></text:p>
          </table:table-cell>
          <table:table-cell table:style-name="ce9" office:value-type="string" calcext:value-type="string">
            <text:p>CreationTime (long)</text:p>
            <text:p/>
            <text:p> <text:span text:style-name="T5">The creationTime property is the date when subscription was created. It is in milliseconds using the Epoch format. See an example Epoch converter.</text:span></text:p>
          </table:table-cell>
          <table:table-cell table:style-name="ce11" office:value-type="string" calcext:value-type="string">
            <text:p><text:span text:style-name="T6">CustomerDomain (string)</text:span></text:p>
            <text:p/>
            <text:p><text:span text:style-name="T5">Primary domain name of the customer</text:span></text:p>
            <text:p/>
            <text:p><text:span text:style-name="T5">Mapped to:</text:span></text:p>
            <text:p/>
            <text:p><text:span text:style-name="T7">customer_identifier</text:span></text:p>
            <text:p><text:span text:style-name="T7">customer_name</text:span></text:p>
            <text:p><text:span text:style-name="T7">customer_domain</text:span></text:p>
            <text:p/>
            <text:p><text:span text:style-name="T8">If the retrieving of customerDomain from </text:span><text:span text:style-name="T9">resourceUiUrl</text:span><text:span text:style-name="T10"> fails.</text:span></text:p>
          </table:table-cell>
          <table:table-cell table:style-name="ce7" office:value-type="string" calcext:value-type="string">
            <text:p><text:span text:style-name="T11">CustomerId (string)</text:span></text:p>
            <text:p/>
            <text:p>This property will always be returned in a response as the unique identifier generated by Google. In a request, this property can be either the primary domain or the unique identifier generated by Google.</text:p>
          </table:table-cell>
          <table:table-cell table:style-name="ce7" office:value-type="string" calcext:value-type="string">
            <text:p><text:span text:style-name="T3">skuId (string)</text:span></text:p>
            <text:p/>
            <text:p><text:span text:style-name="T12">A required property. The skuId is a unique system identifier for a product's SKU assigned to a customer in the subscription. For products and SKUs available in this version of the API, see Product and SKU IDs. </text:span></text:p>
            <text:p/>
            <text:p><text:span text:style-name="T12">Mapped to:</text:span></text:p>
            <text:p/>
            <text:p><text:span text:style-name="T13">Product</text:span></text:p>
          </table:table-cell>
          <table:table-cell table:style-name="ce7" office:value-type="string" calcext:value-type="string">
            <text:p><text:span text:style-name="T11">kind (string)</text:span></text:p>
            <text:p/>
            <text:p>Identifies the resource as a Subscription. Value: reseller#subscription</text:p>
          </table:table-cell>
          <table:table-cell table:style-name="ce7" office:value-type="string" calcext:value-type="string">
            <text:p><text:span text:style-name="T14">seats.licensedNumberOfSeats (integer)</text:span></text:p>
            <text:p/>
            <text:p><text:span text:style-name="T12">Read-only field containing the current number of users that are assigned a license for the product defined in skuId. This field's value is equivalent to the numerical count of users returned by the Enterprise License Manager API method: listForProductAndSku</text:span></text:p>
            <text:p/>
            <text:p><text:span text:style-name="T12">Mapped to: </text:span></text:p>
            <text:p/>
            <text:p><text:span text:style-name="T13">Count</text:span></text:p>
          </table:table-cell>
          <table:table-cell table:style-name="ce7" office:value-type="string" calcext:value-type="string">
            <text:p><text:span text:style-name="T15">Status (string)</text:span></text:p>
            <text:p/>
            <text:p><text:span text:style-name="T8">This is an optional property.</text:span></text:p>
            <text:p/>
            <text:p><text:span text:style-name="T8">Acceptable values are:</text:span></text:p>
            <text:p/>
            <text:p><text:span text:style-name="T8">    "ACTIVE": The subscription has been created. It is active and the customer can use the product associated with this subscription. When using the batch functionality, a subscription's status must be active.</text:span></text:p>
            <text:p><text:span text:style-name="T8">    "BILLING_ACTIVATION_PENDING"</text:span></text:p>
            <text:p><text:span text:style-name="T8">    "CANCELLED": The subscription has been cancelled. This does not apply to a G Suite subscription.</text:span></text:p>
            <text:p><text:span text:style-name="T8">    "PENDING": The provisioning of a Google Vault order is pending until the resold customer's administrator logs into the Admin console and accepts the 'G Suite via Reseller Terms of Service' for the new order. Once the Terms of Service are accepted, a product subscription is created and the subscription's status becomes active.</text:span></text:p>
            <text:p><text:span text:style-name="T8">    "SUSPENDED": The product subscription is suspended.</text:span></text:p>
            <text:p/>
            <text:p><text:span text:style-name="T16">Actually, registers are filtered by “ACTIVE”</text:span></text:p>
          </table:table-cell>
          <table:table-cell table:style-name="ce13" office:value-type="string" calcext:value-type="string">
            <text:p><text:span text:style-name="T15">resourceUiUrl (string)</text:span></text:p>
            <text:p/>
            <text:p><text:span text:style-name="T8">URL to customer's Subscriptions page in the Admin console. The read-only URL is generated by the API service. This is used if your client application requires the customer to complete a task using the Subscriptions page in the Admin console.</text:span></text:p>
            <text:p/>
            <text:p><text:span text:style-name="T8">Actually, it is used to retrive customerDomain using a regex. It might fail, and</text:span><text:span text:style-name="T17"> </text:span><text:span text:style-name="T18">CustomerDomain </text:span><text:span text:style-name="T19">will be used.</text:span></text:p>
            <text:p/>
            <text:p><text:span text:style-name="T8">Mapped to:</text:span></text:p>
            <text:p/>
            <text:p><text:span text:style-name="T7">customer_identifier</text:span></text:p>
            <text:p><text:span text:style-name="T7">customer_name</text:span></text:p>
            <text:p><text:span text:style-name="T7">customer_domain</text:span></text:p>
            <text:p/>
            <text:p/>
          </table:table-cell>
          <table:table-cell table:style-name="ce7" table:number-columns-repeated="2"/>
          <table:table-cell table:style-name="ce14" table:number-columns-repeated="15"/>
          <table:table-cell table:number-columns-repeated="5"/>
        </table:table-row>
        <table:table-row table:style-name="ro9">
          <table:table-cell/>
          <table:table-cell table:style-name="ce7"/>
          <table:table-cell table:style-name="ce9"/>
          <table:table-cell table:style-name="ce11"/>
          <table:table-cell table:style-name="ce7" table:number-columns-repeated="5"/>
          <table:table-cell table:style-name="ce13"/>
          <table:table-cell table:style-name="ce7" table:number-columns-repeated="2"/>
          <table:table-cell table:style-name="ce14" table:number-columns-repeated="15"/>
          <table:table-cell table:number-columns-repeated="5"/>
        </table:table-row>
        <table:table-row table:style-name="ro1">
          <table:table-cell table:number-columns-repeated="32"/>
        </table:table-row>
        <table:table-row table:style-name="ro10">
          <table:table-cell table:style-name="ce5" office:value-type="string" calcext:value-type="string">
            <text:p>Edgewave</text:p>
          </table:table-cell>
          <table:table-cell table:style-name="ce8" office:value-type="string" calcext:value-type="string">
            <text:p>customer</text:p>
          </table:table-cell>
          <table:table-cell table:style-name="ce8" office:value-type="string" calcext:value-type="string">
            <text:p>customerName</text:p>
          </table:table-cell>
          <table:table-cell table:style-name="ce8" office:value-type="string" calcext:value-type="string">
            <text:p>partner</text:p>
          </table:table-cell>
          <table:table-cell table:style-name="ce8" office:value-type="string" calcext:value-type="string">
            <text:p>active</text:p>
          </table:table-cell>
          <table:table-cell table:style-name="ce8" office:value-type="string" calcext:value-type="string">
            <text:p>unprotected</text:p>
          </table:table-cell>
          <table:table-cell table:style-name="ce8" office:value-type="string" calcext:value-type="string">
            <text:p>inactive</text:p>
          </table:table-cell>
          <table:table-cell table:style-name="ce8" office:value-type="string" calcext:value-type="string">
            <text:p>domain</text:p>
          </table:table-cell>
          <table:table-cell table:number-columns-repeated="24"/>
        </table:table-row>
        <table:table-row table:style-name="ro11">
          <table:table-cell table:style-name="ce6" office:value-type="string" calcext:value-type="string">
            <text:p>Searchs database for “buckets” -&gt;  parse.company_identifier -&gt; name</text:p>
            <text:p/>
            <text:p>For each company:</text:p>
            <text:p>Call edgewave API @ account/list</text:p>
            <text:p/>
            <text:p>API returns XML account/list <text:a xlink:href="#edgewave XMLs" xlink:type="simple">#edgewave XMLs</text:a></text:p>
            <text:p>For each account returned:</text:p>
            <text:p>Creates a bucket config with account’s name and status “0”</text:p>
            <text:p/>
            <text:p>Gets all domains @ config/download</text:p>
            <text:p>For each domain, goes through mail boxes</text:p>
            <text:p>Verifies mail box status and update counting for: active, unprotected, inactive, doman</text:p>
            <text:p/>
            <text:p>This data is saved @ usage.edgewave_domain</text:p>
            <text:p/>
          </table:table-cell>
          <table:table-cell table:style-name="ce6" office:value-type="string" calcext:value-type="string">
            <text:p>&lt;domain account=””&gt;</text:p>
          </table:table-cell>
          <table:table-cell table:style-name="ce10" office:value-type="string" calcext:value-type="string">
            <text:p>&lt;account name=””&gt;</text:p>
          </table:table-cell>
          <table:table-cell table:style-name="ce12" office:value-type="string" calcext:value-type="string">
            <text:p>parse.company_identifier -&gt; name</text:p>
          </table:table-cell>
          <table:table-cell table:style-name="ce6" office:value-type="string" calcext:value-type="string">
            <text:p>This is update from number of “Actives” mail boxes under a domain</text:p>
          </table:table-cell>
          <table:table-cell table:style-name="ce6" office:value-type="string" calcext:value-type="string">
            <text:p>This is update from number of “unprotected” mail boxes under a domain</text:p>
          </table:table-cell>
          <table:table-cell table:style-name="ce6" office:value-type="string" calcext:value-type="string">
            <text:p>This is update from number of “Inactive” mail boxes under a domain</text:p>
          </table:table-cell>
          <table:table-cell table:style-name="ce12" office:value-type="string" calcext:value-type="string">
            <text:p>&lt;domain name=””&gt;</text:p>
          </table:table-cell>
          <table:table-cell table:number-columns-repeated="24"/>
        </table:table-row>
      </table:table>
      <table:table table:name="edgewave XMLs" table:style-name="ta1">
        <table:table-column table:style-name="co15" table:default-cell-style-name="Default"/>
        <table:table-row table:style-name="ro1">
          <table:table-cell table:style-name="ce16" office:value-type="string" calcext:value-type="string">
            <text:p>XML account/list</text:p>
          </table:table-cell>
        </table:table-row>
        <table:table-row table:style-name="ro12">
          <table:table-cell office:value-type="string" calcext:value-type="string">
            <text:p>&lt;result&gt;</text:p>
            <text:p>   &lt;account name="My Company" uid="4719F67E-8854-F6EA-0997-40976869F3A6" </text:p>
            <text:p>    created="2011-04-28T21:17:28.687" modified="2011-04-28T21:17:28.687" </text:p>
            <text:p>    contact="Joe Schmo" phone="707 555 4100" country="US" </text:p>
            <text:p>    timezone="America/Los_Angeles" cluster="example.edgewave.net" /&gt;</text:p>
            <text:p>&lt;/result&gt;</text:p>
          </table:table-cell>
        </table:table-row>
        <table:table-row table:style-name="ro1" table:number-rows-repeated="4">
          <table:table-cell/>
        </table:table-row>
        <table:table-row table:style-name="ro13">
          <table:table-cell office:value-type="string" calcext:value-type="string">
            <text:p>&lt;?xml version="1.0" encoding="UTF-8"?&gt;</text:p>
            <text:p>&lt;configuration version="2.7" timestamp="2013-10-29T17:12:52.493"&gt;</text:p>
            <text:p>   &lt;verifier name="benoit" uid="D2AAE5F3-B0F9-0AC9-3D22-F28C993EE270" account=""&gt;</text:p>
            <text:p>      &lt;Vrfy version="101.3807"&gt;</text:p>
            <text:p>         &lt;MetaData&gt;</text:p>
            <text:p>            &lt;Editable&gt;true&lt;/Editable&gt;</text:p>
            <text:p>         &lt;/MetaData&gt;</text:p>
            <text:p>         &lt;LDAP defaults="ActiveDirectory"&gt;</text:p>
            <text:p>            &lt;Host secure="false"&gt;postal.edgewave.com&lt;/Host&gt;</text:p>
            <text:p>            &lt;HostListOrder&gt;Shuffle&lt;/HostListOrder&gt;</text:p>
            <text:p>            &lt;Timeout&gt;5&lt;/Timeout&gt;</text:p>
            <text:p>         &lt;/LDAP&gt;</text:p>
            <text:p>      &lt;/Vrfy&gt;</text:p>
            <text:p>   &lt;/verifier&gt;</text:p>
            <text:p>   &lt;domain-defaults gateway="mail.edgewave.com" clienttls="none" emailcontinuity="false" inboundTLSDomains="" authenticator="" dsnunrestricted="false" maxmsgsize="5" </text:p>
            <text:p>spoolerduration="96" senderSpoof="false" antiSpoof="" retainblocked="false" retaindelivered="true" mbcleanup="3" token="true" balanced="false" discovery="disabled"</text:p>
            <text:p> unrecognized="bounce" odi="true" notifydiscovery="true" sessionverify="false" dhaprotection="bounce_only"&gt;</text:p>
            <text:p>      &lt;contentfilters /&gt;</text:p>
            <text:p>      &lt;console enabled="true" quarantine="true" outbound="false" release="true" settings="true" policies="true" foreign="true" attachments="true" sender="true" /&gt;</text:p>
            <text:p>   &lt;/domain-defaults&gt;</text:p>
            <text:p>   &lt;outbound-defaults gateway="" clienttls="available" authenticator="" dsnunrestricted="false" maxmsgsize="unlimited" spoolerduration="2" retainblocked="false" retaindelivered="false"</text:p>
            <text:p> mphuser="unlimited" mphother="unlimited" mphuserresponse="451 Hourly outbound rate limit exceeded" mphotherresponse="550 Hourly outbound rate limit exceeded" rcptlimit="unlimited"</text:p>
            <text:p> rcptlimitresponse="451 Recipient limit exceeded for this sender" dsn="false" dsnlimit="3" sessiontls="available" annotation="none"&gt;</text:p>
            <text:p>      &lt;contentfilters /&gt;</text:p>
            <text:p>      &lt;exemptrecipients /&gt;</text:p>
            <text:p>      &lt;tlsdomains policy="available" /&gt;</text:p>
            <text:p>      &lt;gateways /&gt;</text:p>
            <text:p>   &lt;/outbound-defaults&gt;</text:p>
            <text:p>   &lt;groups&gt;</text:p>
            <text:p>      &lt;group name="SVT Group 2" uid="23a6ef94-0589-4e4e-abf6-f8321da7085a" domainname="example.com" grouppriority="2" type="outbound" gateway="encryption.example.com" timezone="" bcc=""&gt;</text:p>
            <text:p>         &lt;annotation /&gt;</text:p>
            <text:p>         &lt;friends /&gt;</text:p>
            <text:p>         &lt;enemies /&gt;</text:p>
            <text:p>         &lt;categories /&gt;</text:p>
            <text:p>         &lt;languages /&gt;</text:p>
            <text:p>         &lt;extensions /&gt;</text:p>
            <text:p>         &lt;console enabled="" quarantine="" outbound="" release="" settings="" policies="" foreign="" attachments="" sender="" /&gt;</text:p>
            <text:p>      &lt;/group&gt;</text:p>
            <text:p>      &lt;group name="SVT Group 2" uid="9d7a4b1c-9502-40e1-99b8-5e457d721930" domainname="example.com" grouppriority="3" type="inbound" gateway="mail2.example.com" timezone="" bcc=""&gt;</text:p>
            <text:p>         &lt;annotation /&gt;</text:p>
            <text:p>         &lt;digest detail="inherit" format="inherit" language="inherit" frequency="inherit" order="" /&gt;</text:p>
            <text:p>         &lt;friends /&gt;</text:p>
            <text:p>         &lt;enemies /&gt;</text:p>
            <text:p>         &lt;categories /&gt;</text:p>
            <text:p>         &lt;languages /&gt;</text:p>
            <text:p>         &lt;extensions /&gt;</text:p>
            <text:p>         &lt;console enabled="" quarantine="" outbound="" release="" settings="" policies="" foreign="" attachments="" sender="" /&gt;</text:p>
            <text:p>      &lt;/group&gt;</text:p>
            <text:p>   &lt;/groups&gt;</text:p>
            <text:p>   &lt;contentfilter name="Bad Words" uid="86B88D3C-F29B-6F59-6B0E-6C26603FC18B" account="A5A659B3-6901-4D8A-B231-100C0DF2FCC0"&gt;</text:p>
            <text:p>              [{"parts":["HEADER","TEXT"],"filters":["bar","foo"], "headers":["Subject:","From:"} ]</text:p>
            <text:p>   &lt;/contentfilter&gt;</text:p>
            <text:p>   &lt;contentfilter name="Another List" uid="BFE78762-1788-4DA2-B84F-3C73D3C7EF09" account="A5A659B3-6901-4D8A-B231-100C0DF2FCC0"&gt;</text:p>
            <text:p>             [{"parts":["HEADER"],"filters":["badword0","badword1"], "headers":["Subject:","Sender:"}]</text:p>
            <text:p>   &lt;/contentfilter&gt;</text:p>
            <text:p>   &lt;domain name="example.com" notifydiscovery="true" account="C2F26595-29E2-764D-3519-13" emailcontinuity="false" inboundTLSDomains="" timezone="" gateway="" discovery="external" authenticator="" unrecognized="discard" dsn="false" dsnlimit="0" dsnunrestricted="false" maxmsgsize="5" odi="false" verifier="D2AAE5F3-B0F9-0AC9-3D22-F28C993EE270" outboundaccess="false" consoleaccess="true" clienttls="none" dhaprotection="bounce_only" bcc="b5e91e4a-40f6-12df-9e06-12313b001843@mail.edgewavearchive.com" balanced="false" spoolerduration="96" senderSpoof="false" antiSpoof="" emcAutoEnabled="false" emcAutoEnableDuration="15" emcautodisableduration="900000" emctestemail="" emcautodisabled="false" emcOfflineTimeout="600000" emconlinetimeout="600000"&gt;</text:p>
            <text:p>      &lt;digest detail="red" format="html" frequency="never" order="Date-" /&gt;</text:p>
            <text:p>      &lt;categories&gt;</text:p>
            <text:p>         &lt;category name="junk" action="quarantine" /&gt;</text:p>
            <text:p>         &lt;category name="virus" action="quarantine" /&gt;</text:p>
            <text:p>         &lt;category name="adult" action="quarantine" /&gt;</text:p>
            <text:p>         &lt;category name="spam" action="quarantine" /&gt;</text:p>
            <text:p>      &lt;/categories&gt;</text:p>
            <text:p>      &lt;languages /&gt;</text:p>
            <text:p>      &lt;extensions&gt;</text:p>
            <text:p>         &lt;extension name="asd" action="quarantine" /&gt;</text:p>
            <text:p>         &lt;extension name="bat" action="quarantine" /&gt;</text:p>
            <text:p>         &lt;extension name="cab" action="quarantine" /&gt;</text:p>
            <text:p>         &lt;extension name="chm" action="quarantine" /&gt;</text:p>
            <text:p>         &lt;extension name="com" action="quarantine" /&gt;</text:p>
            <text:p>         &lt;extension name="cpl" action="quarantine" /&gt;</text:p>
            <text:p>         &lt;extension name="dat" action="quarantine" /&gt;</text:p>
            <text:p>         &lt;extension name="dll" action="quarantine" /&gt;</text:p>
            <text:p>         &lt;extension name="eml" action="quarantine" /&gt;</text:p>
            <text:p>         &lt;extension name="exe" action="quarantine" /&gt;</text:p>
            <text:p>         &lt;extension name="hlp" action="quarantine" /&gt;</text:p>
            <text:p>         &lt;extension name="hta" action="quarantine" /&gt;</text:p>
            <text:p>         &lt;extension name="inf" action="quarantine" /&gt;</text:p>
            <text:p>         &lt;extension name="lnk" action="quarantine" /&gt;</text:p>
            <text:p>         &lt;extension name="msi" action="quarantine" /&gt;</text:p>
            <text:p>         &lt;extension name="msp" action="quarantine" /&gt;</text:p>
            <text:p>         &lt;extension name="nws" action="quarantine" /&gt;</text:p>
            <text:p>         &lt;extension name="ocx" action="quarantine" /&gt;</text:p>
            <text:p>         &lt;extension name="pif" action="quarantine" /&gt;</text:p>
            <text:p>         &lt;extension name="reg" action="quarantine" /&gt;</text:p>
            <text:p>         &lt;extension name="scr" action="quarantine" /&gt;</text:p>
            <text:p>         &lt;extension name="sct" action="quarantine" /&gt;</text:p>
            <text:p>         &lt;extension name="shb" action="quarantine" /&gt;</text:p>
            <text:p>         &lt;extension name="shs" action="quarantine" /&gt;</text:p>
            <text:p>         &lt;extension name="vbe" action="quarantine" /&gt;</text:p>
            <text:p>         &lt;extension name="vbs" action="quarantine" /&gt;</text:p>
            <text:p>         &lt;extension name="vcd" action="quarantine" /&gt;</text:p>
            <text:p>         &lt;extension name="vcf" action="quarantine" /&gt;</text:p>
            <text:p>         &lt;extension name="wsc" action="quarantine" /&gt;</text:p>
            <text:p>         &lt;extension name="wsf" action="quarantine" /&gt;</text:p>
            <text:p>         &lt;extension name="wsh" action="quarantine" /&gt;</text:p>
            <text:p>         &lt;extension name="zip" action="quarantine" /&gt;</text:p>
            <text:p>      &lt;/extensions&gt;</text:p>
            <text:p>      &lt;contentfilters&gt;</text:p>
            <text:p>         &lt;contentfilter uid="86B88D3C-F29B-6F59-6B0E-6C26603FC18B" action="quarantine" /&gt;</text:p>
            <text:p>         &lt;contentfilter uid="BFE78762-1788-4DA2-B84F-3C73D3C7EF09" action="quarantine" /&gt;</text:p>
            <text:p>      &lt;/contentfilters&gt;</text:p>
            <text:p>      &lt;console enabled="true" quarantine="true" outbound="false" release="true" settings="true" policies="true" foreign="true" attachments="true" sender="true" /&gt;</text:p>
            <text:p>      &lt;mailbox name="admin" status="active" consoleaccess="" timezone="" bcc=""&gt;</text:p>
            <text:p>         &lt;digest detail="inherit" format="inherit" frequency="inherit" order="Date-" /&gt;</text:p>
            <text:p>         &lt;categories /&gt;</text:p>
            <text:p>         &lt;languages /&gt;</text:p>
            <text:p>         &lt;extensions /&gt;</text:p>
            <text:p>      &lt;/mailbox&gt;</text:p>
            <text:p>      &lt;mailbox name="alex" status="active" consoleaccess="" timezone="" bcc=""&gt;</text:p>
            <text:p>         &lt;digest detail="inherit" format="inherit" frequency="inherit" order="Date-" /&gt;</text:p>
            <text:p>         &lt;categories /&gt;</text:p>
            <text:p> </text:p>
            <text:p>         &lt;languages /&gt;</text:p>
            <text:p> </text:p>
            <text:p>         &lt;extensions /&gt;</text:p>
            <text:p>         &lt;groups&gt;</text:p>
            <text:p> </text:p>
            <text:p>            &lt;group type="manual"&gt;SVT Group 2&lt;/group&gt;</text:p>
            <text:p> </text:p>
            <text:p>            &lt;group type="auto"&gt;engineering&lt;/group&gt;</text:p>
            <text:p>            &lt;group type="auto"&gt;sales&lt;/group&gt;</text:p>
            <text:p> </text:p>
            <text:p>         &lt;/groups&gt;</text:p>
            <text:p>      &lt;/mailbox&gt;</text:p>
            <text:p>      &lt;mailbox name="chris" status="active" consoleaccess="" timezone="" bcc=""&gt;</text:p>
            <text:p>         &lt;digest detail="red" format="html" frequency="daily" order="Date+" /&gt;</text:p>
            <text:p>         &lt;categories&gt;</text:p>
            <text:p>            &lt;category name="junk" action="quarantine" /&gt;</text:p>
            <text:p>            &lt;category name="virus" action="quarantine" /&gt;</text:p>
            <text:p>            &lt;category name="phish" action="quarantine" /&gt;</text:p>
            <text:p>            &lt;category name="adult" action="quarantine" /&gt;</text:p>
            <text:p>            &lt;category name="spam" action="quarantine" /&gt;</text:p>
            <text:p>         &lt;/categories&gt;</text:p>
            <text:p>         &lt;languages&gt;</text:p>
            <text:p>            &lt;language name="BS" action="markup" markup="FOREIGN:" /&gt;</text:p>
            <text:p>            &lt;language name="CC" action="quarantine" /&gt;</text:p>
            <text:p>            &lt;language name="CE" action="quarantine" /&gt;</text:p>
            <text:p>            &lt;language name="CY" action="quarantine" /&gt;</text:p>
            <text:p>            &lt;language name="EE" action="quarantine" /&gt;</text:p>
            <text:p>            &lt;language name="NO" action="quarantine" /&gt;</text:p>
            <text:p>            &lt;language name="SE" action="quarantine" /&gt;</text:p>
            <text:p>            &lt;language name="ar" action="quarantine" /&gt;</text:p>
            <text:p>            &lt;language name="el" action="quarantine" /&gt;</text:p>
            <text:p>            &lt;language name="he" action="quarantine" /&gt;</text:p>
            <text:p>            &lt;language name="ja" action="quarantine" /&gt;</text:p>
            <text:p>            &lt;language name="ko" action="quarantine" /&gt;</text:p>
            <text:p>            &lt;language name="th" action="quarantine" /&gt;</text:p>
            <text:p>            &lt;language name="tr" action="quarantine" /&gt;</text:p>
            <text:p>            &lt;language name="zh" action="quarantine" /&gt;</text:p>
            <text:p>         &lt;/languages&gt;</text:p>
            <text:p>         &lt;extensions&gt;</text:p>
            <text:p>            &lt;extension name="asd" action="quarantine" /&gt;</text:p>
            <text:p>            &lt;extension name="bat" action="quarantine" /&gt;</text:p>
            <text:p>            &lt;extension name="cab" action="quarantine" /&gt;</text:p>
            <text:p>            &lt;extension name="chm" action="quarantine" /&gt;</text:p>
            <text:p>            &lt;extension name="com" action="quarantine" /&gt;</text:p>
            <text:p>            &lt;extension name="cpl" action="quarantine" /&gt;</text:p>
            <text:p>            &lt;extension name="dat" action="quarantine" /&gt;</text:p>
            <text:p>            &lt;extension name="dll" action="quarantine" /&gt;</text:p>
            <text:p>            &lt;extension name="eml" action="quarantine" /&gt;</text:p>
            <text:p>            &lt;extension name="exe" action="quarantine" /&gt;</text:p>
            <text:p>            &lt;extension name="hlp" action="quarantine" /&gt;</text:p>
            <text:p>            &lt;extension name="hta" action="quarantine" /&gt;</text:p>
            <text:p>            &lt;extension name="inf" action="quarantine" /&gt;</text:p>
            <text:p>            &lt;extension name="lnk" action="quarantine" /&gt;</text:p>
            <text:p>            &lt;extension name="msi" action="quarantine" /&gt;</text:p>
            <text:p>            &lt;extension name="msp" action="quarantine" /&gt;</text:p>
            <text:p>            &lt;extension name="nws" action="quarantine" /&gt;</text:p>
            <text:p>            &lt;extension name="ocx" action="quarantine" /&gt;</text:p>
            <text:p>            &lt;extension name="reg" action="quarantine" /&gt;</text:p>
            <text:p>            &lt;extension name="sct" action="quarantine" /&gt;</text:p>
            <text:p>            &lt;extension name="shb" action="quarantine" /&gt;</text:p>
            <text:p>            &lt;extension name="shs" action="quarantine" /&gt;</text:p>
            <text:p>            &lt;extension name="vbe" action="quarantine" /&gt;</text:p>
            <text:p>            &lt;extension name="vbs" action="quarantine" /&gt;</text:p>
            <text:p>            &lt;extension name="vcd" action="quarantine" /&gt;</text:p>
            <text:p>            &lt;extension name="vcf" action="quarantine" /&gt;</text:p>
            <text:p>            &lt;extension name="wsc" action="quarantine" /&gt;</text:p>
            <text:p>            &lt;extension name="wsf" action="quarantine" /&gt;</text:p>
            <text:p>            &lt;extension name="wsh" action="quarantine" /&gt;</text:p>
            <text:p>            &lt;extension name="zip" action="quarantine" /&gt;</text:p>
            <text:p>         &lt;/extensions&gt;</text:p>
            <text:p>         &lt;alias name="christopher" /&gt;</text:p>
            <text:p>      &lt;/mailbox&gt;</text:p>
            <text:p>      &lt;mailbox name="hawaii_mom" status="active" failure="2009-07-31T22:19:27.644" consoleaccess="" timezone="" bcc=""&gt;</text:p>
            <text:p>         &lt;digest detail="inherit" format="inherit" frequency="inherit" order="" /&gt;</text:p>
            <text:p>         &lt;categories /&gt;</text:p>
            <text:p>         &lt;languages /&gt;</text:p>
            <text:p>         &lt;extensions /&gt;</text:p>
            <text:p>      &lt;/mailbox&gt;</text:p>
            <text:p>      &lt;mailbox name="test" status="inactive" /&gt;</text:p>
            <text:p>   &lt;/domain&gt;</text:p>
            <text:p>   &lt;outbound source="1.2.3.4/32" account="a5a659b3-6901-4d8a-b231-100c0df2fcc0" timezone="" bcc="" gateway="" authenticator="" dsn="true" dsnlimit="unlimited" dsnunrestricted="true" maxmsgsize="100" spoolerduration="1" retainblocked="true" authrequired="true" mphuser="unlimited" mphother="unlimited" mphuserresponse="451 Hourly outbound rate limit exceeded" mphotherresponse="550 Hourly outbound rate limit exceeded" rcptlimit="unlimited" rcptlimitresponse="451 Recipient limit exceeded for this sender" sessiontls="none" annotation="append"&gt;</text:p>
            <text:p>      &lt;friends /&gt;</text:p>
            <text:p>      &lt;enemies /&gt;</text:p>
            <text:p>      &lt;categories&gt;</text:p>
            <text:p>         &lt;category name="credit" action="markup" markup="CREDIT CARD:" /&gt;</text:p>
            <text:p>         &lt;category name="ssn" action="markup" markup="SOCIAL SECURITY:" /&gt;</text:p>
            <text:p>         &lt;category name="virus" action="quarantine" /&gt;</text:p>
            <text:p>         &lt;category name="phish" action="quarantine" /&gt;</text:p>
            <text:p>         &lt;category name="adult" action="quarantine" /&gt;</text:p>
            <text:p>         &lt;category name="pdf" action="quarantine" /&gt;</text:p>
            <text:p>         &lt;category name="bot" action="quarantine" /&gt;</text:p>
            <text:p>         &lt;category name="spam" action="quarantine" /&gt;</text:p>
            <text:p>      &lt;/categories&gt;</text:p>
            <text:p>      &lt;languages /&gt;</text:p>
            <text:p>      &lt;extensions&gt;</text:p>
            <text:p>         &lt;extension name="asd" action="quarantine" /&gt;</text:p>
            <text:p>         &lt;extension name="bat" action="block" /&gt;</text:p>
            <text:p>         &lt;extension name="cab" action="quarantine" /&gt;</text:p>
            <text:p>         &lt;extension name="chm" action="quarantine" /&gt;</text:p>
            <text:p>         &lt;extension name="com" action="block" /&gt;</text:p>
            <text:p>         &lt;extension name="cpl" action="quarantine" /&gt;</text:p>
            <text:p>         &lt;extension name="dll" action="quarantine" /&gt;</text:p>
            <text:p>         &lt;extension name="exe" action="quarantine" /&gt;</text:p>
            <text:p>         &lt;extension name="hlp" action="quarantine" /&gt;</text:p>
            <text:p>         &lt;extension name="hta" action="quarantine" /&gt;</text:p>
            <text:p>         &lt;extension name="inf" action="quarantine" /&gt;</text:p>
            <text:p>         &lt;extension name="lnk" action="quarantine" /&gt;</text:p>
            <text:p>         &lt;extension name="msi" action="quarantine" /&gt;</text:p>
            <text:p>         &lt;extension name="msp" action="quarantine" /&gt;</text:p>
            <text:p>         &lt;extension name="nws" action="quarantine" /&gt;</text:p>
            <text:p>         &lt;extension name="ocx" action="quarantine" /&gt;</text:p>
            <text:p>         &lt;extension name="pif" action="block" /&gt;</text:p>
            <text:p>         &lt;extension name="reg" action="quarantine" /&gt;</text:p>
            <text:p>         &lt;extension name="scr" action="block" /&gt;</text:p>
            <text:p>         &lt;extension name="sct" action="quarantine" /&gt;</text:p>
            <text:p>         &lt;extension name="shb" action="quarantine" /&gt;</text:p>
            <text:p>         &lt;extension name="shs" action="quarantine" /&gt;</text:p>
            <text:p>         &lt;extension name="vbe" action="quarantine" /&gt;</text:p>
            <text:p>         &lt;extension name="vbs" action="quarantine" /&gt;</text:p>
            <text:p>         &lt;extension name="wsc" action="quarantine" /&gt;</text:p>
            <text:p>         &lt;extension name="wsf" action="quarantine" /&gt;</text:p>
            <text:p>         &lt;extension name="wsh" action="quarantine" /&gt;</text:p>
            <text:p>      &lt;/extensions&gt;</text:p>
            <text:p>      &lt;contentfilters&gt;</text:p>
            <text:p>         &lt;contentfilter uid="52bd2714-a881-4772-acf2-efb82cf53bd7" action="quarantine" /&gt;</text:p>
            <text:p>      &lt;/contentfilters&gt;</text:p>
            <text:p>      &lt;exemptrecipients /&gt;</text:p>
            <text:p>      &lt;tlsdomains policy="none" /&gt;</text:p>
            <text:p>      &lt;gateways /&gt;</text:p>
            <text:p>      &lt;annotation&gt;</text:p>
            <text:p>         &lt;p&gt;Test Annotation message - xxxyyyzzz&lt;/p&gt;</text:p>
            <text:p>      &lt;/annotation&gt;</text:p>
            <text:p>   &lt;/outbound&gt;</text:p>
            <text:p>&lt;/configuration&g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fill-character> </loext:fill-character>
      <number:text>- </number:text>
    </number:number-style>
    <number:text-style style:name="N10125" number:language="en" number:country="CA">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fill-character> </loext:fill-character>
      <number:text>-</number:text>
      <number:number number:decimal-places="0" loext:min-decimal-places="0" number:min-integer-digits="0"/>
      <number:text> </number:text>
    </number:number-style>
    <number:text-style style:name="N10133" number:language="en" number:country="CA">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1:15:09.6754087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09:06:21.153926751</meta:creation-date>
    <dc:date>2018-10-25T12:20:00.651719928</dc:date>
    <meta:editing-duration>P1DT1H21M55S</meta:editing-duration>
    <meta:editing-cycles>8</meta:editing-cycles>
    <meta:generator>LibreOffice/5.1.6.2$Linux_X86_64 LibreOffice_project/10m0$Build-2</meta:generator>
    <meta:document-statistic meta:table-count="2" meta:cell-count="80" meta:object-count="0"/>
  </office:meta>
</office:document-meta>
</file>